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2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bold" fo:font-family="'Liberation Serif'" style:font-family-asian="'Liberation Serif'" style:font-family-complex="'Liberation Serif'" fo:background-color="transparent" fo:color="#ce181e"/>
    </style:style>
    <style:style style:name="T8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24.00pt" fo:font-weight="bold" fo:font-family="'Liberation Serif'" style:font-family-asian="'Liberation Serif'" style:font-family-complex="'Liberation Serif'" fo:background-color="transparent" fo:color="#ce181e"/>
    </style:style>
    <style:style style:name="T10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24.00pt" fo:font-weight="bold" fo:font-family="'Liberation Serif'" style:font-family-asian="'Liberation Serif'" style:font-family-complex="'Liberation Serif'" fo:background-color="transparent" fo:color="#ce181e"/>
    </style:style>
    <style:style style:name="T12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13" style:family="text">
      <style:text-properties fo:font-size="2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2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7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24.00pt" fo:font-weight="bold" fo:font-family="'Liberation Serif'" style:font-family-asian="'Liberation Serif'" style:font-family-complex="'Liberation Serif'" fo:background-color="transparent" fo:color="#ff3333"/>
    </style:style>
    <style:style style:name="T19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24.00pt" fo:font-weight="bold" fo:font-family="'Liberation Serif'" style:font-family-asian="'Liberation Serif'" style:font-family-complex="'Liberation Serif'" fo:background-color="#fff200" fo:color="#000000"/>
    </style:style>
    <style:style style:name="T21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24.00pt" fo:font-weight="bold" fo:font-family="'Liberation Serif'" style:font-family-asian="'Liberation Serif'" style:font-family-complex="'Liberation Serif'" fo:background-color="transparent" fo:color="#ff3333"/>
    </style:style>
    <style:style style:name="T28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24.00pt" fo:font-weight="bold" fo:font-family="'Liberation Serif'" style:font-family-asian="'Liberation Serif'" style:font-family-complex="'Liberation Serif'" fo:background-color="transparent" fo:color="#ff3333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T39" style:family="text">
      <style:text-properties fo:font-size="24.00pt" fo:font-weight="bold" fo:font-family="'Liberation Serif'" style:font-family-asian="'Liberation Serif'" style:font-family-complex="'Liberation Serif'" fo:background-color="transparent" fo:color="#ff0000"/>
    </style:style>
    <style:style style:name="T40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2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42" style:family="text">
      <style:text-properties fo:font-size="24.00pt" fo:font-weight="bold" fo:font-family="'Liberation Serif'" style:font-family-asian="'Liberation Serif'" style:font-family-complex="'Liberation Serif'" fo:background-color="transparent" fo:color="#ff0000"/>
    </style:style>
    <style:style style:name="T43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24.00pt" fo:font-weight="bold" fo:font-family="'Liberation Serif'" style:font-family-asian="'Liberation Serif'" style:font-family-complex="'Liberation Serif'" fo:background-color="transparent" fo:color="#000000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>→<text:s/></text:span><text:span text:style-name="T2">les dédicaces</text:span><text:span text:style-name="T3"> : en hommage à quelqu’un pour marquer son respect et sa reconnaissance. </text:span></text:p>
      <text:p text:style-name="P2"><text:span text:style-name="T3">Ici 5 dédicaces : à David et Adrien / à Odette Bergoffen et Serge Klarsfeld / à tous ceux qui ont aidé l’auteur / à tous les enfants assassinés.</text:span></text:p>
      <text:p text:style-name="P2"><text:span text:style-name="T3">=&gt; du plus précis, proche, au plus éloigné, général.</text:span></text:p>
      <text:p text:style-name="P2"><text:span text:style-name="T4"/></text:p>
      <text:p text:style-name="P2"><text:span text:style-name="T5">La dernière dédicace fait directement référence à la citation en anglais : il dédie son œuvre à tous les enfants qui ont été tués juste à cause de leur appartenance à une religion. Les survivants sont restés meurtris par ce qu’ils ont vu / vécu.</text:span></text:p>
      <text:p text:style-name="P2"><text:span text:style-name="T6"/></text:p>
      <text:p text:style-name="P3"><text:span text:style-name="T7">→ CHAPITRE 0</text:span><text:span text:style-name="T8"> : narrateur externe (3è personne). Le narrateur fait référence à des faits qui se sont produits à peu près simultanément à la célèbre rafle du Vel d’Hiv (CF recherche). </text:span></text:p>
      <text:p text:style-name="P4"><text:span text:style-name="T8">Le narrateur reste vague quant au lieu, mais il donne des chiffres précis. Il conclut sur la méconnaissance de ces faits 50 ans plus tard : cela permet de mettre en place le<text:s/></text:span><text:span text:style-name="T9">pacte autobiographique. Ici = le devoir de mémoire</text:span><text:span text:style-name="T10">.</text:span></text:p>
      <text:p text:style-name="P4"><text:span text:style-name="T11">2. La fin d’une enfance heureuse. (chap 1 et 2)</text:span></text:p>
      <text:p text:style-name="P4"><text:span text:style-name="T12">Narrateur interne : récit 1ère personne = début du souvenir.</text:span></text:p>
      <text:p text:style-name="P4"><text:span text:style-name="T13">Chapitre 1</text:span><text:span text:style-name="T14"> : peu d’informations sur l’auteur (âge, membres de sa famille, origine étrangère), mais plutôt des références aux faits historiques, pour montrer que son histoire est intimement liée à la 2GM.</text:span></text:p>
      <text:p text:style-name="P4"><text:span text:style-name="T15"/></text:p>
      <text:p text:style-name="P5"><text:span text:style-name="T16">Chapitre 2</text:span><text:span text:style-name="T17"> :<text:s/></text:span><text:span text:style-name="T18">analepse</text:span><text:span text:style-name="T19"><text:s/>(retour en arrière : avant la guerre) : l’auteur évoque sa vie dans sa petite enfance.</text:span></text:p>
      <text:p text:style-name="P5"><text:span text:style-name="T19">- description de sa maison et son jardin : havre de paix, paisible, agréable</text:span></text:p>
      <text:p text:style-name="P6"><text:span text:style-name="T19">p.28 : CASSURE : « </text:span><text:span text:style-name="T20">Mais</text:span><text:span text:style-name="T21"><text:s/>un jour de septembre 1939... » = marque une opposition et la fin de l’innocence.</text:span></text:p>
      <text:p text:style-name="P6"><text:span text:style-name="T22"/></text:p>
      <text:p text:style-name="P6"><text:span text:style-name="T23">- rapports avec son père : très proche, aimant, attentif. Un médecin reconnu et apprécié.</text:span></text:p>
      <text:p text:style-name="P6"><text:span text:style-name="T24"/></text:p>
      <text:p text:style-name="P6"><text:span text:style-name="T25">- ironie du souvenir de lecture : brochure éditée dans la cadre de la politique nataliste. « La France doit choisir : des enfants ou la mort ».</text:span></text:p>
      <text:p text:style-name="P6"><text:span text:style-name="T26"/></text:p>
      <text:p text:style-name="P6"><text:span text:style-name="T27">A RETENIR : la chronologie dans les récits complexes.</text:span></text:p>
      <text:p text:style-name="P6"><text:span text:style-name="T28">Dans les récits complexes, l’ordre chronologique n’est pas respecté.</text:span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30">Une analepse est un retour en arrière. Elle permet de donner des indications, des précisions sur un fait passé.</text:span></text:p>
      <text:p text:style-name="P6"><text:span text:style-name="T31"/></text:p>
      <text:p text:style-name="P6"><text:span text:style-name="T32">Une prolepse est une anticipation : elle est surtout utilisée dans les romans de science fiction. Elle permet de savoir ce qui va se passer dans le futur.</text:span></text:p>
      <text:p text:style-name="P6"><text:span text:style-name="T33"/></text:p>
      <text:p text:style-name="P6"><text:span text:style-name="T34">Une ellipse narrative est un passage passé sous silence : on fait un saut dans le temps en ne racontant pas tout. Cela permet d’accélérer le rythme du récit.</text:span></text:p>
      <text:p text:style-name="P6"><text:span text:style-name="T35"/></text:p>
      <text:p text:style-name="P6"><text:span text:style-name="T35"/></text:p>
      <text:p text:style-name="P6"><text:span text:style-name="T36">II. Le triomphe de l’antisémitisme. (chap 3 à 7)</text:span></text:p>
      <text:p text:style-name="P6"><text:span text:style-name="T36">1. La destruction du cadre de vie.</text:span></text:p>
      <text:p text:style-name="P6"><text:span text:style-name="T37"/></text:p>
      <text:p text:style-name="P7"><text:span text:style-name="T38">Date du 15 juillet 1942 importante : arrestation de son père et de ses 2 oncles paternels.</text:span></text:p>
      <text:p text:style-name="P8"><text:span text:style-name="T38">16-17 juillet 1942 : la grande rafle du Vel d’Hiv à Paris. (13 000 juifs déportés dont 4000 enfants). </text:span></text:p>
      <text:p text:style-name="P8"><text:span text:style-name="T38"/></text:p>
      <text:p text:style-name="P8"><text:span text:style-name="T38">Chapitre 7 : arrestation de la mère, des grands-parents et du dernier oncle.</text:span></text:p>
      <text:p text:style-name="P8"><text:span text:style-name="T38">La mère est arrêtée car la petite soeur vient d'avoir 2 ans ; elle n'est donc plus protégée par la circulaire qui excluait des arrestations les mères d'enfants de moins de 2 ans .</text:span></text:p>
      <text:p text:style-name="P8"><text:span text:style-name="T38"/></text:p>
      <text:p text:style-name="P8"><text:span text:style-name="T38">La mère du narrateur réussit à s'enfuir et trouve refuge chez le facteur. Elle a été dénoncée par le maire du village et celui du bourg voisin (= des notables).</text:span></text:p>
      <text:p text:style-name="P8"><text:span text:style-name="T38"/></text:p>
      <text:p text:style-name="P8"><text:span text:style-name="T39">2 Les événements de l'enfance.</text:span></text:p>
      <text:p text:style-name="P8"><text:span text:style-name="T40">Le narrateur, chap 3, garde un souvenir heureux de la fête du 14 juillet : "on avait fêté ce jour en trinquant avec un peu de vin mousseux dans lequel j'avais trempé mes lèvres".</text:span></text:p>
      <text:p text:style-name="P8"><text:span text:style-name="T40"/></text:p>
      <text:p text:style-name="P8"><text:span text:style-name="T40">La fête du 14 juillet est importante pour eux parce qu'ils n'ont pas encore la nationalité française, mais considèrent ce pays comme<text:s text:c="2"/>une "proverbiale terre d'asile et de liberté". </text:span></text:p>
      <text:p text:style-name="P8"><text:span text:style-name="T40"/></text:p>
      <text:p text:style-name="P8"><text:span text:style-name="T40">Ce qui réjouit le narrateur le jour de ses 6 ans, c'est de porter l'étoile jaune des juifs : "j'étais très fier de cette étoile. Je la trouvais belle..." Il n'a pas compris ce que cela signifiait : il est juste heureux d'être comme tout le monde. </text:span></text:p>
      <text:p text:style-name="P8"><text:span text:style-name="T40">Chapitre 4 : le narrateur raconte son opération des amygdales. Cet événement révèle que les habitants du village sont antisémites : la postière rappelle l'interdiction faite aux juifs d'utiliser le téléphone, alors que le petit garçon est en train de faire une hémoragie. </text:span></text:p>
      <text:p text:style-name="P8"><text:span text:style-name="T40"/></text:p>
      <text:p text:style-name="P8"><text:span text:style-name="T41">III. Dans l'enfer. (chap 8-9-10)</text:span><text:span text:style-name="T42"/></text:p>
      <text:p text:style-name="P8"><text:span text:style-name="T42">1. L'odyssée des enfants.</text:span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3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